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Kolorowalistaakcent11" style:master-page-name="MP0" style:family="paragraph">
      <style:paragraph-properties fo:break-before="page" fo:text-align="justify"/>
    </style:style>
    <style:style style:name="P2" style:parent-style-name="Kolorowalistaakcent11" style:family="paragraph">
      <style:paragraph-properties fo:text-align="justify"/>
    </style:style>
    <style:style style:name="P3" style:parent-style-name="Kolorowalistaakcent11" style:family="paragraph">
      <style:paragraph-properties fo:text-align="justify"/>
    </style:style>
  </office:automatic-styles>
  <office:body>
    <office:text text:use-soft-page-breaks="true">
      <text:list text:style-name="LFO2" text:continue-numbering="true">
        <text:list-item>
          <text:p text:style-name="P1">Sortowanie przez scalanie: z ćwiczeniem praktycznym na patyczkach</text:p>
        </text:list-item>
        <text:list-item>
          <text:p text:style-name="P2">Lekcja druga: wprowadzenie do sortowania szybkiego</text:p>
        </text:list-item>
        <text:list-item>
          <text:p text:style-name="P3">Lekcja trzecia: implementacja sortowania szybkiego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style:style style:name="Kolorowalistaakcent11" style:display-name="Kolorowa lista — akcent 11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1Znak" style:display-name="Nagłówek 1 Znak" style:family="tex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User</meta:initial-creator>
    <dc:creator>Damian Kurpiewski</dc:creator>
    <meta:creation-date>2018-11-10T18:47:00Z</meta:creation-date>
    <dc:date>2018-11-10T18:47:00Z</dc:date>
    <meta:template xlink:href="Normal.dotm" xlink:type="simple"/>
    <meta:editing-cycles>2</meta:editing-cycles>
    <meta:editing-duration>PT60S</meta:editing-duration>
    <meta:document-statistic meta:page-count="1" meta:paragraph-count="1" meta:word-count="24" meta:character-count="167" meta:row-count="1" meta:non-whitespace-character-count="144"/>
  </office:meta>
</office:document-meta>
</file>